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f05" officeooo:paragraph-rsid="001b3f05"/>
    </style:style>
    <style:style style:name="P2" style:family="paragraph" style:parent-style-name="Standard">
      <style:text-properties officeooo:rsid="001cdd60" officeooo:paragraph-rsid="001cdd60"/>
    </style:style>
    <style:style style:name="P3" style:family="paragraph" style:parent-style-name="Standard">
      <style:text-properties officeooo:rsid="001dae49" officeooo:paragraph-rsid="001dae49"/>
    </style:style>
    <style:style style:name="P4" style:family="paragraph" style:parent-style-name="Standard">
      <style:text-properties officeooo:rsid="001e7527" officeooo:paragraph-rsid="001e7527"/>
    </style:style>
    <style:style style:name="P5" style:family="paragraph" style:parent-style-name="Standard">
      <style:text-properties officeooo:rsid="001f19df" officeooo:paragraph-rsid="001f19df"/>
    </style:style>
    <style:style style:name="P6" style:family="paragraph" style:parent-style-name="Standard">
      <style:text-properties officeooo:rsid="00210a58" officeooo:paragraph-rsid="00210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de cours</text:p>
      <text:p text:style-name="P1"/>
      <text:p text:style-name="P1">1.</text:p>
      <text:p text:style-name="P1">conservation longueur, mesure d’angles, ect</text:p>
      <text:p text:style-name="P1">1pt/propriété donnée</text:p>
      <text:p text:style-name="P1"/>
      <text:p text:style-name="P1">2. 1pt</text:p>
      <text:p text:style-name="P1"/>
      <text:p text:style-name="P1">Exercice 1</text:p>
      <text:p text:style-name="P1"/>
      <text:p text:style-name="P1">1. Il est 12:05.</text:p>
      <text:p text:style-name="P1">2 pts</text:p>
      <text:p text:style-name="P1"/>
      <text:p text:style-name="P1">2. symétrie axiale</text:p>
      <text:p text:style-name="P1">2 pts</text:p>
      <text:p text:style-name="P1"/>
      <text:p text:style-name="P2">Exercice 2</text:p>
      <text:p text:style-name="P2"/>
      <text:p text:style-name="P2">réponses : Renault et Audi</text:p>
      <text:p text:style-name="P2"/>
      <text:p text:style-name="P2">1 pt pour la réponse</text:p>
      <text:p text:style-name="P2">3 pts pour la justification</text:p>
      <text:p text:style-name="P2"/>
      <text:p text:style-name="P2">Exercice 3 :</text:p>
      <text:p text:style-name="P2"/>
      <text:p text:style-name="P3">trace de recherches sur 3 points</text:p>
      <text:p text:style-name="P3">1pt : trésor en (4;4)</text:p>
      <text:p text:style-name="P3"/>
      <text:p text:style-name="P4">bonus : +1 pt</text:p>
      <text:p text:style-name="P4"/>
      <text:p text:style-name="P5">Exercice 4 :</text:p>
      <text:p text:style-name="P5"/>
      <text:p text:style-name="P6">non évalué, il n’y avait pas assez d’espace sur l’énoncé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5:16:19.373000000</meta:creation-date>
    <dc:date>2024-10-10T15:39:20.871000000</dc:date>
    <meta:editing-duration>PT23M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0" meta:word-count="74" meta:character-count="372" meta:non-whitespace-character-count="318"/>
  </office:meta>
</office:document-meta>
</file>